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362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5398in"/>
    </style:style>
    <style:style style:name="co7" style:family="table-column">
      <style:table-column-properties fo:break-before="auto" style:column-width="0.4535in"/>
    </style:style>
    <style:style style:name="co8" style:family="table-column">
      <style:table-column-properties fo:break-before="auto" style:column-width="1.590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4862in"/>
    </style:style>
    <style:style style:name="co11" style:family="table-column">
      <style:table-column-properties fo:break-before="auto" style:column-width="0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mmary_lf_familjeliv_s5_t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asym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max-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residuals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crashe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if</text:p>
          </table:table-cell>
        </table:table-row>
        <table:table-row table:style-name="ro1">
          <table:table-cell office:value-type="string" calcext:value-type="string">
            <text:p>anse</text:p>
          </table:table-cell>
          <table:table-cell office:value-type="float" office:value="17444" calcext:value-type="float">
            <text:p>17444</text:p>
          </table:table-cell>
          <table:table-cell office:value-type="float" office:value="0.10153" calcext:value-type="float">
            <text:p>0.10153</text:p>
          </table:table-cell>
          <table:table-cell office:value-type="float" office:value="1991.28324" calcext:value-type="float">
            <text:p>1991.28324</text:p>
          </table:table-cell>
          <table:table-cell office:value-type="float" office:value="14.32294" calcext:value-type="float">
            <text:p>14.32294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09169" calcext:value-type="float">
            <text:p>0.09169</text:p>
          </table:table-cell>
          <table:table-cell office:value-type="float" office:value="5617" calcext:value-type="float">
            <text:p>5617</text:p>
          </table:table-cell>
          <table:table-cell office:value-type="float" office:value="0.0000495747339410804" calcext:value-type="float">
            <text:p>4.95747339410804E-0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]&lt;=[.$N$24];1;0)" office:value-type="float" office:value="1" calcext:value-type="float">
            <text:p>1</text:p>
          </table:table-cell>
          <table:table-cell table:formula="of:=IF([.K2]&lt;=[.$N$24];1;0)" office:value-type="float" office:value="1" calcext:value-type="float">
            <text:p>1</text:p>
          </table:table-cell>
          <table:table-cell table:formula="of:=IF([.L2]&lt;=[.$N$24];1;0)" office:value-type="float" office:value="1" calcext:value-type="float">
            <text:p>1</text:p>
          </table:table-cell>
          <table:table-cell table:formula="of:=SUM([.N2:.P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örsöka</text:p>
          </table:table-cell>
          <table:table-cell office:value-type="float" office:value="931759" calcext:value-type="float">
            <text:p>931759</text:p>
          </table:table-cell>
          <table:table-cell office:value-type="float" office:value="0.97216" calcext:value-type="float">
            <text:p>0.97216</text:p>
          </table:table-cell>
          <table:table-cell office:value-type="float" office:value="1977.93643" calcext:value-type="float">
            <text:p>1977.93643</text:p>
          </table:table-cell>
          <table:table-cell office:value-type="float" office:value="8.2738" calcext:value-type="float">
            <text:p>8.2738</text:p>
          </table:table-cell>
          <table:table-cell office:value-type="float" office:value="0" calcext:value-type="float">
            <text:p>0</text:p>
          </table:table-cell>
          <table:table-cell office:value-type="float" office:value="0.03451" calcext:value-type="float">
            <text:p>0.03451</text:p>
          </table:table-cell>
          <table:table-cell office:value-type="float" office:value="0.96779" calcext:value-type="float">
            <text:p>0.96779</text:p>
          </table:table-cell>
          <table:table-cell office:value-type="float" office:value="5929" calcext:value-type="float">
            <text:p>5929</text:p>
          </table:table-cell>
          <table:table-cell office:value-type="float" office:value="0.0000108391357574789" calcext:value-type="float">
            <text:p>1.08391357574789E-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F3]&lt;=[.$N$24];1;0)" office:value-type="float" office:value="1" calcext:value-type="float">
            <text:p>1</text:p>
          </table:table-cell>
          <table:table-cell table:formula="of:=IF([.K3]&lt;=[.$N$24];1;0)" office:value-type="float" office:value="1" calcext:value-type="float">
            <text:p>1</text:p>
          </table:table-cell>
          <table:table-cell table:formula="of:=IF([.L3]&lt;=[.$N$24];1;0)" office:value-type="float" office:value="1" calcext:value-type="float">
            <text:p>1</text:p>
          </table:table-cell>
          <table:table-cell table:formula="of:=SUM([.N3:.P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tsätta</text:p>
          </table:table-cell>
          <table:table-cell office:value-type="float" office:value="137762" calcext:value-type="float">
            <text:p>137762</text:p>
          </table:table-cell>
          <table:table-cell office:value-type="float" office:value="0.69524" calcext:value-type="float">
            <text:p>0.69524</text:p>
          </table:table-cell>
          <table:table-cell office:value-type="float" office:value="1993.84843" calcext:value-type="float">
            <text:p>1993.84843</text:p>
          </table:table-cell>
          <table:table-cell office:value-type="float" office:value="7.63288" calcext:value-type="float">
            <text:p>7.63288</text:p>
          </table:table-cell>
          <table:table-cell office:value-type="float" office:value="0" calcext:value-type="float">
            <text:p>0</text:p>
          </table:table-cell>
          <table:table-cell office:value-type="float" office:value="0.12127" calcext:value-type="float">
            <text:p>0.12127</text:p>
          </table:table-cell>
          <table:table-cell office:value-type="float" office:value="0.67653" calcext:value-type="float">
            <text:p>0.67653</text:p>
          </table:table-cell>
          <table:table-cell office:value-type="float" office:value="5809" calcext:value-type="float">
            <text:p>5809</text:p>
          </table:table-cell>
          <table:table-cell office:value-type="float" office:value="0.000188577800867499" calcext:value-type="float">
            <text:p>0.000188577800867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F4]&lt;=[.$N$24];1;0)" office:value-type="float" office:value="1" calcext:value-type="float">
            <text:p>1</text:p>
          </table:table-cell>
          <table:table-cell table:formula="of:=IF([.K4]&lt;=[.$N$24];1;0)" office:value-type="float" office:value="1" calcext:value-type="float">
            <text:p>1</text:p>
          </table:table-cell>
          <table:table-cell table:formula="of:=IF([.L4]&lt;=[.$N$24];1;0)" office:value-type="float" office:value="1" calcext:value-type="float">
            <text:p>1</text:p>
          </table:table-cell>
          <table:table-cell table:formula="of:=SUM([.N4:.P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mma</text:p>
          </table:table-cell>
          <table:table-cell office:value-type="float" office:value="2519646" calcext:value-type="float">
            <text:p>2519646</text:p>
          </table:table-cell>
          <table:table-cell office:value-type="float" office:value="0.68409" calcext:value-type="float">
            <text:p>0.68409</text:p>
          </table:table-cell>
          <table:table-cell office:value-type="float" office:value="2001.70862" calcext:value-type="float">
            <text:p>2001.70862</text:p>
          </table:table-cell>
          <table:table-cell office:value-type="float" office:value="3.48271" calcext:value-type="float">
            <text:p>3.4827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21799" calcext:value-type="float">
            <text:p>0.21799</text:p>
          </table:table-cell>
          <table:table-cell office:value-type="float" office:value="0.68617" calcext:value-type="float">
            <text:p>0.68617</text:p>
          </table:table-cell>
          <table:table-cell office:value-type="float" office:value="5502" calcext:value-type="float">
            <text:p>5502</text:p>
          </table:table-cell>
          <table:table-cell office:value-type="float" office:value="0.00173226230378169" calcext:value-type="float">
            <text:p>0.001732262303781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F5]&lt;=[.$N$24];1;0)" office:value-type="float" office:value="1" calcext:value-type="float">
            <text:p>1</text:p>
          </table:table-cell>
          <table:table-cell table:formula="of:=IF([.K5]&lt;=[.$N$24];1;0)" office:value-type="float" office:value="1" calcext:value-type="float">
            <text:p>1</text:p>
          </table:table-cell>
          <table:table-cell table:formula="of:=IF([.L5]&lt;=[.$N$24];1;0)" office:value-type="float" office:value="1" calcext:value-type="float">
            <text:p>1</text:p>
          </table:table-cell>
          <table:table-cell table:formula="of:=SUM([.N5:.P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örja</text:p>
          </table:table-cell>
          <table:table-cell office:value-type="float" office:value="1659893" calcext:value-type="float">
            <text:p>1659893</text:p>
          </table:table-cell>
          <table:table-cell office:value-type="float" office:value="0.99169" calcext:value-type="float">
            <text:p>0.99169</text:p>
          </table:table-cell>
          <table:table-cell office:value-type="float" office:value="1988.33098" calcext:value-type="float">
            <text:p>1988.33098</text:p>
          </table:table-cell>
          <table:table-cell office:value-type="float" office:value="3.59564" calcext:value-type="float">
            <text:p>3.59564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132" calcext:value-type="float">
            <text:p>0.01132</text:p>
          </table:table-cell>
          <table:table-cell office:value-type="float" office:value="0.99167" calcext:value-type="float">
            <text:p>0.99167</text:p>
          </table:table-cell>
          <table:table-cell office:value-type="float" office:value="6120" calcext:value-type="float">
            <text:p>6120</text:p>
          </table:table-cell>
          <table:table-cell office:value-type="float" office:value="0.00000981323359028044" calcext:value-type="float">
            <text:p>9.81323359028044E-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6]&lt;=[.$N$24];1;0)" office:value-type="float" office:value="1" calcext:value-type="float">
            <text:p>1</text:p>
          </table:table-cell>
          <table:table-cell table:formula="of:=IF([.K6]&lt;=[.$N$24];1;0)" office:value-type="float" office:value="1" calcext:value-type="float">
            <text:p>1</text:p>
          </table:table-cell>
          <table:table-cell table:formula="of:=IF([.L6]&lt;=[.$N$24];1;0)" office:value-type="float" office:value="1" calcext:value-type="float">
            <text:p>1</text:p>
          </table:table-cell>
          <table:table-cell table:formula="of:=SUM([.N6:.P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nna</text:p>
          </table:table-cell>
          <table:table-cell office:value-type="float" office:value="231128" calcext:value-type="float">
            <text:p>231128</text:p>
          </table:table-cell>
          <table:table-cell office:value-type="float" office:value="0.99149" calcext:value-type="float">
            <text:p>0.99149</text:p>
          </table:table-cell>
          <table:table-cell office:value-type="float" office:value="1988.25552" calcext:value-type="float">
            <text:p>1988.25552</text:p>
          </table:table-cell>
          <table:table-cell office:value-type="float" office:value="3.34455" calcext:value-type="float">
            <text:p>3.34455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00957" calcext:value-type="float">
            <text:p>0.00957</text:p>
          </table:table-cell>
          <table:table-cell office:value-type="float" office:value="0.99284" calcext:value-type="float">
            <text:p>0.99284</text:p>
          </table:table-cell>
          <table:table-cell office:value-type="float" office:value="6229" calcext:value-type="float">
            <text:p>6229</text:p>
          </table:table-cell>
          <table:table-cell office:value-type="float" office:value="0.0000175443624847081" calcext:value-type="float">
            <text:p>1.75443624847081E-05</text:p>
          </table:table-cell>
          <table:table-cell office:value-type="float" office:value="0.0161" calcext:value-type="float">
            <text:p>0.0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F7]&lt;=[.$N$24];1;0)" office:value-type="float" office:value="0" calcext:value-type="float">
            <text:p>0</text:p>
          </table:table-cell>
          <table:table-cell table:formula="of:=IF([.K7]&lt;=[.$N$24];1;0)" office:value-type="float" office:value="1" calcext:value-type="float">
            <text:p>1</text:p>
          </table:table-cell>
          <table:table-cell table:formula="of:=IF([.L7]&lt;=[.$N$24];1;0)" office:value-type="float" office:value="1" calcext:value-type="float">
            <text:p>1</text:p>
          </table:table-cell>
          <table:table-cell table:formula="of:=SUM([.N7:.P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yckas</text:p>
          </table:table-cell>
          <table:table-cell office:value-type="float" office:value="170580" calcext:value-type="float">
            <text:p>170580</text:p>
          </table:table-cell>
          <table:table-cell office:value-type="float" office:value="0.98935" calcext:value-type="float">
            <text:p>0.98935</text:p>
          </table:table-cell>
          <table:table-cell office:value-type="float" office:value="1988.3925" calcext:value-type="float">
            <text:p>1988.3925</text:p>
          </table:table-cell>
          <table:table-cell office:value-type="float" office:value="3.22851" calcext:value-type="float">
            <text:p>3.22851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00812" calcext:value-type="float">
            <text:p>0.00812</text:p>
          </table:table-cell>
          <table:table-cell office:value-type="float" office:value="0.9902" calcext:value-type="float">
            <text:p>0.9902</text:p>
          </table:table-cell>
          <table:table-cell office:value-type="float" office:value="6264" calcext:value-type="float">
            <text:p>6264</text:p>
          </table:table-cell>
          <table:table-cell office:value-type="float" office:value="0.0000106526059264052" calcext:value-type="float">
            <text:p>1.06526059264052E-05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005" calcext:value-type="float">
            <text:p>0.0005</text:p>
          </table:table-cell>
          <table:table-cell/>
          <table:table-cell table:formula="of:=IF([.F8]&lt;=[.$N$24];1;0)" office:value-type="float" office:value="0" calcext:value-type="float">
            <text:p>0</text:p>
          </table:table-cell>
          <table:table-cell table:formula="of:=IF([.K8]&lt;=[.$N$24];1;0)" office:value-type="float" office:value="1" calcext:value-type="float">
            <text:p>1</text:p>
          </table:table-cell>
          <table:table-cell table:formula="of:=IF([.L8]&lt;=[.$N$24];1;0)" office:value-type="float" office:value="1" calcext:value-type="float">
            <text:p>1</text:p>
          </table:table-cell>
          <table:table-cell table:formula="of:=SUM([.N8:.P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ägra</text:p>
          </table:table-cell>
          <table:table-cell office:value-type="float" office:value="213407" calcext:value-type="float">
            <text:p>213407</text:p>
          </table:table-cell>
          <table:table-cell office:value-type="float" office:value="0.86902" calcext:value-type="float">
            <text:p>0.86902</text:p>
          </table:table-cell>
          <table:table-cell office:value-type="float" office:value="1992.30644" calcext:value-type="float">
            <text:p>1992.30644</text:p>
          </table:table-cell>
          <table:table-cell office:value-type="float" office:value="4.63994" calcext:value-type="float">
            <text:p>4.63994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6392" calcext:value-type="float">
            <text:p>0.06392</text:p>
          </table:table-cell>
          <table:table-cell office:value-type="float" office:value="0.87166" calcext:value-type="float">
            <text:p>0.87166</text:p>
          </table:table-cell>
          <table:table-cell office:value-type="float" office:value="5901" calcext:value-type="float">
            <text:p>5901</text:p>
          </table:table-cell>
          <table:table-cell office:value-type="float" office:value="0.000284869268070646" calcext:value-type="float">
            <text:p>0.000284869268070646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94" calcext:value-type="float">
            <text:p>0.2594</text:p>
          </table:table-cell>
          <table:table-cell/>
          <table:table-cell table:formula="of:=IF([.F9]&lt;=[.$N$24];1;0)" office:value-type="float" office:value="1" calcext:value-type="float">
            <text:p>1</text:p>
          </table:table-cell>
          <table:table-cell table:formula="of:=IF([.K9]&lt;=[.$N$24];1;0)" office:value-type="float" office:value="1" calcext:value-type="float">
            <text:p>1</text:p>
          </table:table-cell>
          <table:table-cell table:formula="of:=IF([.L9]&lt;=[.$N$24];1;0)" office:value-type="float" office:value="0" calcext:value-type="float">
            <text:p>0</text:p>
          </table:table-cell>
          <table:table-cell table:formula="of:=SUM([.N9:.P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öva</text:p>
          </table:table-cell>
          <table:table-cell office:value-type="float" office:value="779085" calcext:value-type="float">
            <text:p>779085</text:p>
          </table:table-cell>
          <table:table-cell office:value-type="float" office:value="0.9988" calcext:value-type="float">
            <text:p>0.9988</text:p>
          </table:table-cell>
          <table:table-cell office:value-type="float" office:value="1987.2884" calcext:value-type="float">
            <text:p>1987.2884</text:p>
          </table:table-cell>
          <table:table-cell office:value-type="float" office:value="2.20426" calcext:value-type="float">
            <text:p>2.20426</text:p>
          </table:table-cell>
          <table:table-cell office:value-type="float" office:value="0.1403" calcext:value-type="float">
            <text:p>0.1403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99897" calcext:value-type="float">
            <text:p>0.99897</text:p>
          </table:table-cell>
          <table:table-cell office:value-type="float" office:value="6944" calcext:value-type="float">
            <text:p>6944</text:p>
          </table:table-cell>
          <table:table-cell office:value-type="float" office:value="0.000000240880762487359" calcext:value-type="float">
            <text:p>2.40880762487359E-07</text:p>
          </table:table-cell>
          <table:table-cell office:value-type="float" office:value="0.1212" calcext:value-type="float">
            <text:p>0.121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0]&lt;=[.$N$24];1;0)" office:value-type="float" office:value="0" calcext:value-type="float">
            <text:p>0</text:p>
          </table:table-cell>
          <table:table-cell table:formula="of:=IF([.K10]&lt;=[.$N$24];1;0)" office:value-type="float" office:value="0" calcext:value-type="float">
            <text:p>0</text:p>
          </table:table-cell>
          <table:table-cell table:formula="of:=IF([.L10]&lt;=[.$N$24];1;0)" office:value-type="float" office:value="1" calcext:value-type="float">
            <text:p>1</text:p>
          </table:table-cell>
          <table:table-cell table:formula="of:=SUM([.N10:.P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ka</text:p>
          </table:table-cell>
          <table:table-cell office:value-type="float" office:value="1054833" calcext:value-type="float">
            <text:p>1054833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89.07147" calcext:value-type="float">
            <text:p>1989.07147</text:p>
          </table:table-cell>
          <table:table-cell office:value-type="float" office:value="1.85949" calcext:value-type="float">
            <text:p>1.85949</text:p>
          </table:table-cell>
          <table:table-cell office:value-type="float" office:value="0.229" calcext:value-type="float">
            <text:p>0.229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99968" calcext:value-type="float">
            <text:p>0.99968</text:p>
          </table:table-cell>
          <table:table-cell office:value-type="float" office:value="7164" calcext:value-type="float">
            <text:p>7164</text:p>
          </table:table-cell>
          <table:table-cell office:value-type="float" office:value="0.0000000756736612008774" calcext:value-type="float">
            <text:p>7.56736612008774E-08</text:p>
          </table:table-cell>
          <table:table-cell office:value-type="float" office:value="0.2345" calcext:value-type="float">
            <text:p>0.234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1]&lt;=[.$N$24];1;0)" office:value-type="float" office:value="0" calcext:value-type="float">
            <text:p>0</text:p>
          </table:table-cell>
          <table:table-cell table:formula="of:=IF([.K11]&lt;=[.$N$24];1;0)" office:value-type="float" office:value="0" calcext:value-type="float">
            <text:p>0</text:p>
          </table:table-cell>
          <table:table-cell table:formula="of:=IF([.L11]&lt;=[.$N$24];1;0)" office:value-type="float" office:value="1" calcext:value-type="float">
            <text:p>1</text:p>
          </table:table-cell>
          <table:table-cell table:formula="of:=SUM([.N11:.P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ömma</text:p>
          </table:table-cell>
          <table:table-cell office:value-type="float" office:value="113035" calcext:value-type="float">
            <text:p>113035</text:p>
          </table:table-cell>
          <table:table-cell office:value-type="float" office:value="0.8539" calcext:value-type="float">
            <text:p>0.8539</text:p>
          </table:table-cell>
          <table:table-cell office:value-type="float" office:value="2035.65911" calcext:value-type="float">
            <text:p>2035.65911</text:p>
          </table:table-cell>
          <table:table-cell office:value-type="float" office:value="-4.57269" calcext:value-type="float">
            <text:p>-4.57269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05116" calcext:value-type="float">
            <text:p>0.05116</text:p>
          </table:table-cell>
          <table:table-cell office:value-type="float" office:value="0.85834" calcext:value-type="float">
            <text:p>0.85834</text:p>
          </table:table-cell>
          <table:table-cell office:value-type="float" office:value="5898" calcext:value-type="float">
            <text:p>5898</text:p>
          </table:table-cell>
          <table:table-cell office:value-type="float" office:value="0.000433876754243166" calcext:value-type="float">
            <text:p>0.000433876754243166</text:p>
          </table:table-cell>
          <table:table-cell office:value-type="float" office:value="0.0684" calcext:value-type="float">
            <text:p>0.068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2]&lt;=[.$N$24];1;0)" office:value-type="float" office:value="0" calcext:value-type="float">
            <text:p>0</text:p>
          </table:table-cell>
          <table:table-cell table:formula="of:=IF([.K12]&lt;=[.$N$24];1;0)" office:value-type="float" office:value="0" calcext:value-type="float">
            <text:p>0</text:p>
          </table:table-cell>
          <table:table-cell table:formula="of:=IF([.L12]&lt;=[.$N$24];1;0)" office:value-type="float" office:value="1" calcext:value-type="float">
            <text:p>1</text:p>
          </table:table-cell>
          <table:table-cell table:formula="of:=SUM([.N12:.P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åtsas</text:p>
          </table:table-cell>
          <table:table-cell office:value-type="float" office:value="9305" calcext:value-type="float">
            <text:p>9305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2022.86206" calcext:value-type="float">
            <text:p>2022.86206</text:p>
          </table:table-cell>
          <table:table-cell office:value-type="float" office:value="-2.18123" calcext:value-type="float">
            <text:p>-2.18123</text:p>
          </table:table-cell>
          <table:table-cell office:value-type="float" office:value="0.1976" calcext:value-type="float">
            <text:p>0.1976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1967" calcext:value-type="float">
            <text:p>0.01967</text:p>
          </table:table-cell>
          <table:table-cell office:value-type="float" office:value="5351" calcext:value-type="float">
            <text:p>5351</text:p>
          </table:table-cell>
          <table:table-cell office:value-type="float" office:value="0.0000537638918582815" calcext:value-type="float">
            <text:p>5.37638918582815E-05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table:formula="of:=IF([.F13]&lt;=[.$N$24];1;0)" office:value-type="float" office:value="0" calcext:value-type="float">
            <text:p>0</text:p>
          </table:table-cell>
          <table:table-cell table:formula="of:=IF([.K13]&lt;=[.$N$24];1;0)" office:value-type="float" office:value="0" calcext:value-type="float">
            <text:p>0</text:p>
          </table:table-cell>
          <table:table-cell table:formula="of:=IF([.L13]&lt;=[.$N$24];1;0)" office:value-type="float" office:value="1" calcext:value-type="float">
            <text:p>1</text:p>
          </table:table-cell>
          <table:table-cell table:formula="of:=SUM([.N13:.P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a</text:p>
          </table:table-cell>
          <table:table-cell office:value-type="float" office:value="30644" calcext:value-type="float">
            <text:p>30644</text:p>
          </table:table-cell>
          <table:table-cell office:value-type="float" office:value="0.88603" calcext:value-type="float">
            <text:p>0.88603</text:p>
          </table:table-cell>
          <table:table-cell office:value-type="float" office:value="2041.34852" calcext:value-type="float">
            <text:p>2041.34852</text:p>
          </table:table-cell>
          <table:table-cell office:value-type="float" office:value="-5.64311" calcext:value-type="float">
            <text:p>-5.64311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03647" calcext:value-type="float">
            <text:p>0.03647</text:p>
          </table:table-cell>
          <table:table-cell office:value-type="float" office:value="0.89159" calcext:value-type="float">
            <text:p>0.89159</text:p>
          </table:table-cell>
          <table:table-cell office:value-type="float" office:value="5939" calcext:value-type="float">
            <text:p>5939</text:p>
          </table:table-cell>
          <table:table-cell office:value-type="float" office:value="0.000456386319442501" calcext:value-type="float">
            <text:p>0.000456386319442501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table:formula="of:=IF([.F14]&lt;=[.$N$24];1;0)" office:value-type="float" office:value="0" calcext:value-type="float">
            <text:p>0</text:p>
          </table:table-cell>
          <table:table-cell table:formula="of:=IF([.K14]&lt;=[.$N$24];1;0)" office:value-type="float" office:value="0" calcext:value-type="float">
            <text:p>0</text:p>
          </table:table-cell>
          <table:table-cell table:formula="of:=IF([.L14]&lt;=[.$N$24];1;0)" office:value-type="float" office:value="1" calcext:value-type="float">
            <text:p>1</text:p>
          </table:table-cell>
          <table:table-cell table:formula="of:=SUM([.N14:.P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ka</text:p>
          </table:table-cell>
          <table:table-cell office:value-type="float" office:value="241951" calcext:value-type="float">
            <text:p>241951</text:p>
          </table:table-cell>
          <table:table-cell office:value-type="float" office:value="0.98869" calcext:value-type="float">
            <text:p>0.98869</text:p>
          </table:table-cell>
          <table:table-cell office:value-type="float" office:value="2050.08962" calcext:value-type="float">
            <text:p>2050.08962</text:p>
          </table:table-cell>
          <table:table-cell office:value-type="float" office:value="-4.50575" calcext:value-type="float">
            <text:p>-4.50575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00413" calcext:value-type="float">
            <text:p>0.00413</text:p>
          </table:table-cell>
          <table:table-cell office:value-type="float" office:value="0.99028" calcext:value-type="float">
            <text:p>0.99028</text:p>
          </table:table-cell>
          <table:table-cell office:value-type="float" office:value="6262" calcext:value-type="float">
            <text:p>6262</text:p>
          </table:table-cell>
          <table:table-cell office:value-type="float" office:value="0.0000254763510202846" calcext:value-type="float">
            <text:p>2.54763510202846E-05</text:p>
          </table:table-cell>
          <table:table-cell office:value-type="float" office:value="0.3398" calcext:value-type="float">
            <text:p>0.3398</text:p>
          </table:table-cell>
          <table:table-cell office:value-type="float" office:value="0.0022" calcext:value-type="float">
            <text:p>0.0022</text:p>
          </table:table-cell>
          <table:table-cell office:value-type="float" office:value="1" calcext:value-type="float">
            <text:p>1</text:p>
          </table:table-cell>
          <table:table-cell table:formula="of:=IF([.F15]&lt;=[.$N$24];1;0)" office:value-type="float" office:value="0" calcext:value-type="float">
            <text:p>0</text:p>
          </table:table-cell>
          <table:table-cell table:formula="of:=IF([.K15]&lt;=[.$N$24];1;0)" office:value-type="float" office:value="0" calcext:value-type="float">
            <text:p>0</text:p>
          </table:table-cell>
          <table:table-cell table:formula="of:=IF([.L15]&lt;=[.$N$24];1;0)" office:value-type="float" office:value="1" calcext:value-type="float">
            <text:p>1</text:p>
          </table:table-cell>
          <table:table-cell table:formula="of:=SUM([.N15:.P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era</text:p>
          </table:table-cell>
          <table:table-cell office:value-type="float" office:value="46827" calcext:value-type="float">
            <text:p>46827</text:p>
          </table:table-cell>
          <table:table-cell office:value-type="float" office:value="0.92389" calcext:value-type="float">
            <text:p>0.92389</text:p>
          </table:table-cell>
          <table:table-cell office:value-type="float" office:value="2035.10535" calcext:value-type="float">
            <text:p>2035.10535</text:p>
          </table:table-cell>
          <table:table-cell office:value-type="float" office:value="-3.55985" calcext:value-type="float">
            <text:p>-3.55985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03692" calcext:value-type="float">
            <text:p>0.03692</text:p>
          </table:table-cell>
          <table:table-cell office:value-type="float" office:value="0.93178" calcext:value-type="float">
            <text:p>0.93178</text:p>
          </table:table-cell>
          <table:table-cell office:value-type="float" office:value="5828" calcext:value-type="float">
            <text:p>5828</text:p>
          </table:table-cell>
          <table:table-cell office:value-type="float" office:value="0.000395944107981013" calcext:value-type="float">
            <text:p>0.000395944107981013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0042" calcext:value-type="float">
            <text:p>0.0042</text:p>
          </table:table-cell>
          <table:table-cell/>
          <table:table-cell table:formula="of:=IF([.F16]&lt;=[.$N$24];1;0)" office:value-type="float" office:value="0" calcext:value-type="float">
            <text:p>0</text:p>
          </table:table-cell>
          <table:table-cell table:formula="of:=IF([.K16]&lt;=[.$N$24];1;0)" office:value-type="float" office:value="0" calcext:value-type="float">
            <text:p>0</text:p>
          </table:table-cell>
          <table:table-cell table:formula="of:=IF([.L16]&lt;=[.$N$24];1;0)" office:value-type="float" office:value="1" calcext:value-type="float">
            <text:p>1</text:p>
          </table:table-cell>
          <table:table-cell table:formula="of:=SUM([.N16:.P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åka</text:p>
          </table:table-cell>
          <table:table-cell office:value-type="float" office:value="130313" calcext:value-type="float">
            <text:p>130313</text:p>
          </table:table-cell>
          <table:table-cell office:value-type="float" office:value="0.99921" calcext:value-type="float">
            <text:p>0.99921</text:p>
          </table:table-cell>
          <table:table-cell office:value-type="float" office:value="2037.3264" calcext:value-type="float">
            <text:p>2037.3264</text:p>
          </table:table-cell>
          <table:table-cell office:value-type="float" office:value="-1.93073" calcext:value-type="float">
            <text:p>-1.93073</text:p>
          </table:table-cell>
          <table:table-cell office:value-type="float" office:value="0.24" calcext:value-type="float">
            <text:p>0.24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99961" calcext:value-type="float">
            <text:p>0.99961</text:p>
          </table:table-cell>
          <table:table-cell office:value-type="float" office:value="6613" calcext:value-type="float">
            <text:p>6613</text:p>
          </table:table-cell>
          <table:table-cell office:value-type="float" office:value="0.000000994268835829467" calcext:value-type="float">
            <text:p>9.94268835829467E-07</text:p>
          </table:table-cell>
          <table:table-cell office:value-type="float" office:value="0.2503" calcext:value-type="float">
            <text:p>0.2503</text:p>
          </table:table-cell>
          <table:table-cell office:value-type="float" office:value="0.0154" calcext:value-type="float">
            <text:p>0.0154</text:p>
          </table:table-cell>
          <table:table-cell/>
          <table:table-cell table:formula="of:=IF([.F17]&lt;=[.$N$24];1;0)" office:value-type="float" office:value="0" calcext:value-type="float">
            <text:p>0</text:p>
          </table:table-cell>
          <table:table-cell table:formula="of:=IF([.K17]&lt;=[.$N$24];1;0)" office:value-type="float" office:value="0" calcext:value-type="float">
            <text:p>0</text:p>
          </table:table-cell>
          <table:table-cell table:formula="of:=IF([.L17]&lt;=[.$N$24];1;0)" office:value-type="float" office:value="1" calcext:value-type="float">
            <text:p>1</text:p>
          </table:table-cell>
          <table:table-cell table:formula="of:=SUM([.N17:.P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skera</text:p>
          </table:table-cell>
          <table:table-cell office:value-type="float" office:value="32748" calcext:value-type="float">
            <text:p>32748</text:p>
          </table:table-cell>
          <table:table-cell office:value-type="float" office:value="0.89907" calcext:value-type="float">
            <text:p>0.89907</text:p>
          </table:table-cell>
          <table:table-cell office:value-type="float" office:value="2041.9254" calcext:value-type="float">
            <text:p>2041.9254</text:p>
          </table:table-cell>
          <table:table-cell office:value-type="float" office:value="-6.32733" calcext:value-type="float">
            <text:p>-6.32733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04065" calcext:value-type="float">
            <text:p>0.04065</text:p>
          </table:table-cell>
          <table:table-cell office:value-type="float" office:value="0.89933" calcext:value-type="float">
            <text:p>0.89933</text:p>
          </table:table-cell>
          <table:table-cell office:value-type="float" office:value="5966" calcext:value-type="float">
            <text:p>5966</text:p>
          </table:table-cell>
          <table:table-cell office:value-type="float" office:value="0.000528315372212272" calcext:value-type="float">
            <text:p>0.000528315372212272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0172" calcext:value-type="float">
            <text:p>0.0172</text:p>
          </table:table-cell>
          <table:table-cell/>
          <table:table-cell table:formula="of:=IF([.F18]&lt;=[.$N$24];1;0)" office:value-type="float" office:value="0" calcext:value-type="float">
            <text:p>0</text:p>
          </table:table-cell>
          <table:table-cell table:formula="of:=IF([.K18]&lt;=[.$N$24];1;0)" office:value-type="float" office:value="0" calcext:value-type="float">
            <text:p>0</text:p>
          </table:table-cell>
          <table:table-cell table:formula="of:=IF([.L18]&lt;=[.$N$24];1;0)" office:value-type="float" office:value="1" calcext:value-type="float">
            <text:p>1</text:p>
          </table:table-cell>
          <table:table-cell table:formula="of:=SUM([.N18:.P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ippa</text:p>
          </table:table-cell>
          <table:table-cell office:value-type="float" office:value="228226" calcext:value-type="float">
            <text:p>228226</text:p>
          </table:table-cell>
          <table:table-cell office:value-type="float" office:value="0.97618" calcext:value-type="float">
            <text:p>0.97618</text:p>
          </table:table-cell>
          <table:table-cell office:value-type="float" office:value="1994.70434" calcext:value-type="float">
            <text:p>1994.70434</text:p>
          </table:table-cell>
          <table:table-cell office:value-type="float" office:value="1.95983" calcext:value-type="float">
            <text:p>1.95983</text:p>
          </table:table-cell>
          <table:table-cell office:value-type="float" office:value="0.361" calcext:value-type="float">
            <text:p>0.361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97954" calcext:value-type="float">
            <text:p>0.97954</text:p>
          </table:table-cell>
          <table:table-cell office:value-type="float" office:value="6284" calcext:value-type="float">
            <text:p>6284</text:p>
          </table:table-cell>
          <table:table-cell office:value-type="float" office:value="0.0000843643822664304" calcext:value-type="float">
            <text:p>8.43643822664304E-05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0189" calcext:value-type="float">
            <text:p>0.0189</text:p>
          </table:table-cell>
          <table:table-cell/>
          <table:table-cell table:formula="of:=IF([.F19]&lt;=[.$N$24];1;0)" office:value-type="float" office:value="0" calcext:value-type="float">
            <text:p>0</text:p>
          </table:table-cell>
          <table:table-cell table:formula="of:=IF([.K19]&lt;=[.$N$24];1;0)" office:value-type="float" office:value="0" calcext:value-type="float">
            <text:p>0</text:p>
          </table:table-cell>
          <table:table-cell table:formula="of:=IF([.L19]&lt;=[.$N$24];1;0)" office:value-type="float" office:value="1" calcext:value-type="float">
            <text:p>1</text:p>
          </table:table-cell>
          <table:table-cell table:formula="of:=SUM([.N19:.P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dera</text:p>
          </table:table-cell>
          <table:table-cell office:value-type="float" office:value="11187" calcext:value-type="float">
            <text:p>11187</text:p>
          </table:table-cell>
          <table:table-cell office:value-type="float" office:value="0.93348" calcext:value-type="float">
            <text:p>0.93348</text:p>
          </table:table-cell>
          <table:table-cell office:value-type="float" office:value="2036.54353" calcext:value-type="float">
            <text:p>2036.54353</text:p>
          </table:table-cell>
          <table:table-cell office:value-type="float" office:value="-4.24724" calcext:value-type="float">
            <text:p>-4.2472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182" calcext:value-type="float">
            <text:p>0.04182</text:p>
          </table:table-cell>
          <table:table-cell office:value-type="float" office:value="0.94063" calcext:value-type="float">
            <text:p>0.94063</text:p>
          </table:table-cell>
          <table:table-cell office:value-type="float" office:value="5960" calcext:value-type="float">
            <text:p>5960</text:p>
          </table:table-cell>
          <table:table-cell office:value-type="float" office:value="0.000191594057799852" calcext:value-type="float">
            <text:p>0.000191594057799852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537" calcext:value-type="float">
            <text:p>0.0537</text:p>
          </table:table-cell>
          <table:table-cell office:value-type="float" office:value="1" calcext:value-type="float">
            <text:p>1</text:p>
          </table:table-cell>
          <table:table-cell table:formula="of:=IF([.F20]&lt;=[.$N$24];1;0)" office:value-type="float" office:value="1" calcext:value-type="float">
            <text:p>1</text:p>
          </table:table-cell>
          <table:table-cell table:formula="of:=IF([.K20]&lt;=[.$N$24];1;0)" office:value-type="float" office:value="0" calcext:value-type="float">
            <text:p>0</text:p>
          </table:table-cell>
          <table:table-cell table:formula="of:=IF([.L20]&lt;=[.$N$24];1;0)" office:value-type="float" office:value="0" calcext:value-type="float">
            <text:p>0</text:p>
          </table:table-cell>
          <table:table-cell table:formula="of:=SUM([.N20:.P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åga</text:p>
          </table:table-cell>
          <table:table-cell office:value-type="float" office:value="172470" calcext:value-type="float">
            <text:p>172470</text:p>
          </table:table-cell>
          <table:table-cell office:value-type="float" office:value="0.98869" calcext:value-type="float">
            <text:p>0.98869</text:p>
          </table:table-cell>
          <table:table-cell office:value-type="float" office:value="2050.08962" calcext:value-type="float">
            <text:p>2050.08962</text:p>
          </table:table-cell>
          <table:table-cell office:value-type="float" office:value="-4.50575" calcext:value-type="float">
            <text:p>-4.50575</text:p>
          </table:table-cell>
          <table:table-cell office:value-type="float" office:value="0.342" calcext:value-type="float">
            <text:p>0.34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99545" calcext:value-type="float">
            <text:p>0.99545</text:p>
          </table:table-cell>
          <table:table-cell office:value-type="float" office:value="6580" calcext:value-type="float">
            <text:p>6580</text:p>
          </table:table-cell>
          <table:table-cell office:value-type="float" office:value="0.0000254763510202846" calcext:value-type="float">
            <text:p>2.54763510202846E-05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2339" calcext:value-type="float">
            <text:p>0.2339</text:p>
          </table:table-cell>
          <table:table-cell office:value-type="float" office:value="5" calcext:value-type="float">
            <text:p>5</text:p>
          </table:table-cell>
          <table:table-cell table:formula="of:=IF([.F21]&lt;=[.$N$24];1;0)" office:value-type="float" office:value="0" calcext:value-type="float">
            <text:p>0</text:p>
          </table:table-cell>
          <table:table-cell table:formula="of:=IF([.K21]&lt;=[.$N$24];1;0)" office:value-type="float" office:value="1" calcext:value-type="float">
            <text:p>1</text:p>
          </table:table-cell>
          <table:table-cell table:formula="of:=IF([.L21]&lt;=[.$N$24];1;0)" office:value-type="float" office:value="0" calcext:value-type="float">
            <text:p>0</text:p>
          </table:table-cell>
          <table:table-cell table:formula="of:=SUM([.N21:.P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uta</text:p>
          </table:table-cell>
          <table:table-cell office:value-type="float" office:value="187244" calcext:value-type="float">
            <text:p>187244</text:p>
          </table:table-cell>
          <table:table-cell office:value-type="float" office:value="0.9347" calcext:value-type="float">
            <text:p>0.9347</text:p>
          </table:table-cell>
          <table:table-cell office:value-type="float" office:value="1992.90335" calcext:value-type="float">
            <text:p>1992.90335</text:p>
          </table:table-cell>
          <table:table-cell office:value-type="float" office:value="2.72766" calcext:value-type="float">
            <text:p>2.72766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93656" calcext:value-type="float">
            <text:p>0.93656</text:p>
          </table:table-cell>
          <table:table-cell office:value-type="float" office:value="6127" calcext:value-type="float">
            <text:p>6127</text:p>
          </table:table-cell>
          <table:table-cell office:value-type="float" office:value="0.0000606274061550596" calcext:value-type="float">
            <text:p>6.06274061550596E-05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0502" calcext:value-type="float">
            <text:p>0.0502</text:p>
          </table:table-cell>
          <table:table-cell/>
          <table:table-cell table:formula="of:=IF([.F22]&lt;=[.$N$24];1;0)" office:value-type="float" office:value="0" calcext:value-type="float">
            <text:p>0</text:p>
          </table:table-cell>
          <table:table-cell table:formula="of:=IF([.K22]&lt;=[.$N$24];1;0)" office:value-type="float" office:value="0" calcext:value-type="float">
            <text:p>0</text:p>
          </table:table-cell>
          <table:table-cell table:formula="of:=IF([.L22]&lt;=[.$N$24];1;0)" office:value-type="float" office:value="0" calcext:value-type="float">
            <text:p>0</text:p>
          </table:table-cell>
          <table:table-cell table:formula="of:=SUM([.N22:.P22])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office:value-type="float" office:value="0.05" calcext:value-type="float">
            <text:p>0.05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ummary_lf_familjeliv_s5_t100.A1:summary_lf_familjeliv_s5_t100.Q22" table:contains-header="false">
          <table:sort>
            <table:sort-by table:field-number="1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2-26T16:35:08.893182000</dc:date>
    <meta:editing-duration>PT11M40S</meta:editing-duration>
    <meta:editing-cycles>2</meta:editing-cycles>
    <meta:generator>LibreOffice/25.8.3.2$Windows_X86_64 LibreOffice_project/8ca8d55c161d602844f5428fa4b58097424e324e</meta:generator>
    <meta:document-statistic meta:table-count="1" meta:cell-count="360" meta:object-count="0"/>
  </office:meta>
</office:document-meta>
</file>